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style>
    <style:style style:name="P2" style:family="paragraph" style:parent-style-name="Text_20_body">
      <style:paragraph-properties fo:margin-top="0cm" fo:margin-bottom="0cm" loext:contextual-spacing="false" fo:line-height="138%" style:writing-mode="lr-tb"/>
      <style:text-properties officeooo:paragraph-rsid="0020ab15"/>
    </style:style>
    <style:style style:name="P3" style:family="paragraph" style:parent-style-name="Text_20_body">
      <style:paragraph-properties fo:margin-top="0cm" fo:margin-bottom="0cm" loext:contextual-spacing="false" fo:line-height="138%" style:writing-mode="lr-tb"/>
      <style:text-properties officeooo:paragraph-rsid="001d8a1c"/>
    </style:style>
    <style:style style:name="P4" style:family="paragraph" style:parent-style-name="Text_20_body">
      <style:paragraph-properties fo:margin-top="0cm" fo:margin-bottom="0cm" loext:contextual-spacing="false" fo:line-height="138%" style:writing-mode="lr-tb"/>
      <style:text-properties officeooo:paragraph-rsid="0034003d"/>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8pt" fo:font-style="normal" style:text-underline-style="none" fo:font-weight="bold" style:text-blinking="false" fo:background-color="transparent"/>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142b24"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1386d3" style:text-blinking="false" fo:background-color="transparent" style:font-size-asian="12pt" style:font-size-complex="12pt"/>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124d31" style:text-blinking="false" fo:background-color="transparent" style:font-size-asian="12pt" style:font-size-complex="12pt"/>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20ab15" officeooo:paragraph-rsid="0020ab15" style:text-blinking="false" fo:background-color="transparent" style:font-size-asian="12pt" style:font-size-complex="12pt"/>
    </style:style>
    <style:style style:name="P1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1386d3" officeooo:paragraph-rsid="001a932f" style:text-blinking="false" fo:background-color="transparent" style:font-size-asian="12pt" style:font-size-complex="12pt"/>
    </style:style>
    <style:style style:name="P1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34003d" style:text-blinking="false" fo:background-color="transparent" style:font-size-asian="12pt" style:font-size-complex="12pt"/>
    </style:style>
    <style:style style:name="P1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1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officeooo:paragraph-rsid="001386d3" style:text-blinking="false" fo:background-color="transparent" style:font-size-asian="12pt" style:font-size-complex="12pt"/>
    </style:style>
    <style:style style:name="P1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officeooo:rsid="0034003d" officeooo:paragraph-rsid="0034003d" style:text-blinking="false" fo:background-color="transparent" style:font-size-asian="12pt" style:font-size-complex="12pt"/>
    </style:style>
    <style:style style:name="P1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officeooo:rsid="001942bd" officeooo:paragraph-rsid="001942bd" style:text-blinking="false" fo:background-color="transparent" style:font-size-asian="12pt" style:font-weight-asian="bold" style:font-size-complex="12pt" style:font-weight-complex="bold"/>
    </style:style>
    <style:style style:name="P1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5pt" fo:font-style="normal" style:text-underline-style="solid" style:text-underline-width="auto" style:text-underline-color="font-color" fo:font-weight="bold" style:text-blinking="false" fo:background-color="transparent" style:font-size-asian="15pt" style:font-weight-asian="bold" style:font-size-complex="15pt" style:font-weight-complex="bold"/>
    </style:style>
    <style:style style:name="P1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bold" officeooo:rsid="0034003d" officeooo:paragraph-rsid="0034003d" style:text-blinking="false" fo:background-color="transparent" style:font-size-asian="13pt" style:font-size-complex="13pt"/>
    </style:style>
    <style:style style:name="P1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2pt" fo:font-style="normal" style:text-underline-style="none" fo:font-weight="normal" style:text-blinking="false" fo:background-color="transparent" style:font-size-asian="12pt" style:font-size-complex="12pt"/>
    </style:style>
    <style:style style:name="P1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2pt" fo:font-style="normal" style:text-underline-style="none" fo:font-weight="normal" officeooo:paragraph-rsid="0034d821" style:text-blinking="false" fo:background-color="transparent" style:font-size-asian="12pt" style:font-size-complex="12pt"/>
    </style:style>
    <style:style style:name="P2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2pt" fo:font-style="normal" style:text-underline-style="none" fo:font-weight="normal" officeooo:paragraph-rsid="00374458" style:text-blinking="false" fo:background-color="transparent" style:font-size-asian="12pt" style:font-size-complex="12pt"/>
    </style:style>
    <style:style style:name="P2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2pt" fo:font-style="normal" style:text-underline-style="none" fo:font-weight="normal" officeooo:rsid="0034003d" officeooo:paragraph-rsid="0034003d" style:text-blinking="false" fo:background-color="transparent" style:font-size-asian="12pt" style:font-size-complex="12pt"/>
    </style:style>
    <style:style style:name="P2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2pt" fo:font-style="normal" style:text-underline-style="none" fo:font-weight="normal" officeooo:rsid="00144518" officeooo:paragraph-rsid="00144518" style:text-blinking="false" fo:background-color="transparent" style:font-size-asian="12pt" style:font-size-complex="12pt"/>
    </style:style>
    <style:style style:name="P23" style:family="paragraph" style:parent-style-name="Text_20_body">
      <style:paragraph-properties fo:margin-top="0cm" fo:margin-bottom="0cm" loext:contextual-spacing="false" fo:line-height="138%" style:writing-mode="lr-tb"/>
      <style:text-properties style:font-name="Arial" fo:font-size="12pt" officeooo:paragraph-rsid="001386d3" style:font-size-asian="12pt" style:font-size-complex="12pt"/>
    </style:style>
    <style:style style:name="P24" style:family="paragraph" style:parent-style-name="Text_20_body">
      <style:paragraph-properties fo:margin-top="0cm" fo:margin-bottom="0cm" loext:contextual-spacing="false" fo:line-height="138%" style:writing-mode="lr-tb"/>
      <style:text-properties style:font-name="Arial" fo:font-size="12pt" officeooo:paragraph-rsid="001942bd" style:font-size-asian="12pt" style:font-size-complex="12pt"/>
    </style:style>
    <style:style style:name="P25" style:family="paragraph" style:parent-style-name="Text_20_body">
      <style:paragraph-properties fo:margin-top="0cm" fo:margin-bottom="0cm" loext:contextual-spacing="false" fo:line-height="138%" style:writing-mode="lr-tb"/>
      <style:text-properties style:font-name="Arial" fo:font-size="12pt" officeooo:paragraph-rsid="0020ab15" style:font-size-asian="12pt" style:font-size-complex="12pt"/>
    </style:style>
    <style:style style:name="P26" style:family="paragraph" style:parent-style-name="Text_20_body">
      <style:paragraph-properties fo:margin-top="0cm" fo:margin-bottom="0cm" loext:contextual-spacing="false" fo:line-height="138%" style:writing-mode="lr-tb"/>
      <style:text-properties style:font-name="Arial" fo:font-size="12pt" fo:font-weight="normal" style:font-size-asian="12pt" style:font-size-complex="12pt"/>
    </style:style>
    <style:style style:name="P27" style:family="paragraph" style:parent-style-name="Text_20_body">
      <style:paragraph-properties fo:margin-top="0cm" fo:margin-bottom="0cm" loext:contextual-spacing="false" fo:line-height="138%" style:writing-mode="lr-tb"/>
      <style:text-properties style:font-name="Arial" fo:font-size="12pt" fo:font-weight="normal" officeooo:paragraph-rsid="0015a3b8" style:font-size-asian="12pt" style:font-size-complex="12pt"/>
    </style:style>
    <style:style style:name="P28" style:family="paragraph" style:parent-style-name="Text_20_body">
      <style:paragraph-properties fo:margin-top="0cm" fo:margin-bottom="0cm" loext:contextual-spacing="false" fo:line-height="138%" style:writing-mode="lr-tb"/>
      <style:text-properties style:font-name="Arial" fo:font-size="12pt" fo:font-weight="normal" officeooo:paragraph-rsid="001a932f" style:font-size-asian="12pt" style:font-size-complex="12pt"/>
    </style:style>
    <style:style style:name="P29" style:family="paragraph" style:parent-style-name="Text_20_body">
      <style:paragraph-properties fo:margin-top="0cm" fo:margin-bottom="0cm" loext:contextual-spacing="false" fo:line-height="138%" style:writing-mode="lr-tb"/>
      <style:text-properties style:font-name="Arial" fo:font-size="12pt" fo:font-weight="normal" officeooo:paragraph-rsid="0034d821" style:font-size-asian="12pt" style:font-size-complex="12pt"/>
    </style:style>
    <style:style style:name="P30" style:family="paragraph" style:parent-style-name="Text_20_body">
      <style:paragraph-properties fo:margin-top="0cm" fo:margin-bottom="0cm" loext:contextual-spacing="false" fo:line-height="138%" style:writing-mode="lr-tb"/>
      <style:text-properties style:font-name="Arial" fo:font-size="12pt" fo:font-weight="normal" officeooo:rsid="00144518" officeooo:paragraph-rsid="00144518" style:font-size-asian="12pt" style:font-size-complex="12pt"/>
    </style:style>
    <style:style style:name="P31" style:family="paragraph" style:parent-style-name="Text_20_body">
      <style:paragraph-properties fo:margin-top="0cm" fo:margin-bottom="0cm" loext:contextual-spacing="false" fo:line-height="138%" style:writing-mode="lr-tb"/>
      <style:text-properties style:font-name="Arial" fo:font-size="12pt" fo:font-weight="normal" officeooo:rsid="001386d3" officeooo:paragraph-rsid="001386d3" style:font-size-asian="12pt" style:font-size-complex="12pt"/>
    </style:style>
    <style:style style:name="P32" style:family="paragraph" style:parent-style-name="Text_20_body">
      <style:paragraph-properties fo:margin-top="0cm" fo:margin-bottom="0cm" loext:contextual-spacing="false" fo:line-height="138%" style:writing-mode="lr-tb"/>
      <style:text-properties style:font-name="Arial" fo:font-size="13pt" style:text-underline-style="solid" style:text-underline-width="auto" style:text-underline-color="font-color" fo:font-weight="bold" officeooo:rsid="0034003d" officeooo:paragraph-rsid="0034003d" style:font-size-asian="11.3500003814697pt" style:font-weight-asian="bold" style:font-size-complex="13pt" style:font-weight-complex="bold"/>
    </style:style>
    <style:style style:name="P33" style:family="paragraph" style:parent-style-name="Text_20_body">
      <style:text-properties style:font-name="Arial"/>
    </style:style>
    <style:style style:name="P34" style:family="paragraph" style:parent-style-name="Text_20_body">
      <style:text-properties style:font-name="Arial" fo:font-size="15pt" style:text-underline-style="solid" style:text-underline-width="auto" style:text-underline-color="font-color" fo:font-weight="bold" officeooo:rsid="0034003d" officeooo:paragraph-rsid="0034003d" style:font-size-asian="13.1000003814697pt" style:font-weight-asian="bold" style:font-size-complex="15pt" style:font-weight-complex="bold"/>
    </style:style>
    <style:style style:name="P35" style:family="paragraph" style:parent-style-name="Text_20_body">
      <style:text-properties style:font-name="Arial" fo:font-size="15pt" style:text-underline-style="solid" style:text-underline-width="auto" style:text-underline-color="font-color" fo:font-weight="bold" officeooo:rsid="003871be" officeooo:paragraph-rsid="003871be" style:font-size-asian="13.1000003814697pt" style:font-weight-asian="bold" style:font-size-complex="15pt" style:font-weight-complex="bold"/>
    </style:style>
    <style:style style:name="P36" style:family="paragraph" style:parent-style-name="Text_20_body">
      <style:text-properties style:font-name="Arial" fo:font-size="15pt" style:text-underline-style="solid" style:text-underline-width="auto" style:text-underline-color="font-color" fo:font-weight="bold" officeooo:rsid="0034003d" officeooo:paragraph-rsid="0034003d" style:font-size-asian="15pt" style:font-weight-asian="bold" style:font-size-complex="15pt" style:font-weight-complex="bold"/>
    </style:style>
    <style:style style:name="P37" style:family="paragraph" style:parent-style-name="Text_20_body">
      <style:text-properties style:font-name="Arial" fo:font-size="15pt" fo:font-weight="bold" officeooo:rsid="0023325b" officeooo:paragraph-rsid="00370d8d" style:font-size-asian="15pt" style:font-weight-asian="bold" style:font-size-complex="15pt" style:font-weight-complex="bold"/>
    </style:style>
    <style:style style:name="P38" style:family="paragraph" style:parent-style-name="Text_20_body">
      <style:text-properties style:font-name="Arial" fo:font-weight="bold" officeooo:rsid="000aa23e" officeooo:paragraph-rsid="000aa23e" style:font-weight-asian="bold" style:font-weight-complex="bold"/>
    </style:style>
    <style:style style:name="P39" style:family="paragraph" style:parent-style-name="Text_20_body">
      <style:text-properties style:font-name="Arial" fo:font-weight="bold" officeooo:rsid="000b44e4" officeooo:paragraph-rsid="000b44e4" style:font-weight-asian="bold" style:font-weight-complex="bold"/>
    </style:style>
    <style:style style:name="P40" style:family="paragraph" style:parent-style-name="Text_20_body">
      <style:text-properties style:font-name="Arial" fo:font-weight="bold" officeooo:rsid="002de5cc" officeooo:paragraph-rsid="002de5cc" style:font-weight-asian="bold" style:font-weight-complex="bold"/>
    </style:style>
    <style:style style:name="P41" style:family="paragraph" style:parent-style-name="Text_20_body">
      <style:text-properties style:font-name="Arial" fo:font-weight="bold" officeooo:rsid="00313d27" officeooo:paragraph-rsid="00313d27" style:font-weight-asian="bold" style:font-weight-complex="bold"/>
    </style:style>
    <style:style style:name="P42" style:family="paragraph" style:parent-style-name="Text_20_body">
      <style:text-properties style:font-name="Arial" fo:font-weight="bold" officeooo:rsid="000e50e4" officeooo:paragraph-rsid="000e50e4" style:font-weight-asian="bold" style:font-weight-complex="bold"/>
    </style:style>
    <style:style style:name="P43" style:family="paragraph" style:parent-style-name="Text_20_body">
      <style:text-properties style:font-name="Arial" fo:font-weight="bold" officeooo:rsid="000e50e4" officeooo:paragraph-rsid="0010398b" style:font-weight-asian="bold" style:font-weight-complex="bold"/>
    </style:style>
    <style:style style:name="P44" style:family="paragraph" style:parent-style-name="Text_20_body">
      <style:text-properties style:font-name="Arial" fo:font-weight="bold" officeooo:rsid="003013d8" officeooo:paragraph-rsid="003013d8" style:font-weight-asian="bold" style:font-weight-complex="bold"/>
    </style:style>
    <style:style style:name="P45" style:family="paragraph" style:parent-style-name="Text_20_body">
      <style:text-properties style:font-name="Arial" fo:font-weight="normal" officeooo:rsid="002658c5" officeooo:paragraph-rsid="002658c5" style:font-weight-asian="normal" style:font-weight-complex="normal"/>
    </style:style>
    <style:style style:name="P46" style:family="paragraph" style:parent-style-name="Text_20_body">
      <style:text-properties style:font-name="Arial" fo:font-weight="normal" officeooo:rsid="002de5cc" officeooo:paragraph-rsid="002de5cc" style:font-weight-asian="normal" style:font-weight-complex="normal"/>
    </style:style>
    <style:style style:name="P47" style:family="paragraph" style:parent-style-name="Text_20_body">
      <style:text-properties style:font-name="Arial" fo:font-weight="normal" officeooo:rsid="002f55a7" officeooo:paragraph-rsid="002f55a7" style:font-weight-asian="normal" style:font-weight-complex="normal"/>
    </style:style>
    <style:style style:name="P48" style:family="paragraph" style:parent-style-name="Text_20_body">
      <style:text-properties style:font-name="Arial" fo:font-weight="normal" officeooo:rsid="000e50e4" officeooo:paragraph-rsid="000e50e4" style:font-weight-asian="normal" style:font-weight-complex="normal"/>
    </style:style>
    <style:style style:name="P49" style:family="paragraph" style:parent-style-name="Text_20_body">
      <style:text-properties style:font-name="Arial" fo:font-weight="normal" officeooo:rsid="000e50e4" officeooo:paragraph-rsid="0010398b" style:font-weight-asian="normal" style:font-weight-complex="normal"/>
    </style:style>
    <style:style style:name="P50" style:family="paragraph" style:parent-style-name="Text_20_body">
      <style:text-properties style:font-name="Arial" fo:font-weight="normal" officeooo:rsid="000e50e4" officeooo:paragraph-rsid="0015a3b8" style:font-weight-asian="normal" style:font-weight-complex="normal"/>
    </style:style>
    <style:style style:name="P51" style:family="paragraph" style:parent-style-name="Text_20_body">
      <style:text-properties style:font-name="Arial" fo:font-weight="normal" officeooo:rsid="002a0877" officeooo:paragraph-rsid="002a0877" style:font-weight-asian="normal" style:font-weight-complex="normal"/>
    </style:style>
    <style:style style:name="P52" style:family="paragraph" style:parent-style-name="Text_20_body">
      <style:text-properties style:font-name="Arial" fo:font-weight="normal" officeooo:rsid="002a0877" officeooo:paragraph-rsid="003013d8" style:font-weight-asian="normal" style:font-weight-complex="normal"/>
    </style:style>
    <style:style style:name="P53" style:family="paragraph" style:parent-style-name="Text_20_body">
      <style:text-properties style:font-name="Arial" fo:font-weight="normal" officeooo:rsid="003013d8" officeooo:paragraph-rsid="003013d8" style:font-weight-asian="normal" style:font-weight-complex="normal"/>
    </style:style>
    <style:style style:name="P54" style:family="paragraph" style:parent-style-name="Text_20_body">
      <style:text-properties style:font-name="Arial" fo:font-weight="normal" officeooo:rsid="00393507" officeooo:paragraph-rsid="00393507" style:font-weight-asian="normal" style:font-weight-complex="normal"/>
    </style:style>
    <style:style style:name="P55" style:family="paragraph" style:parent-style-name="Text_20_body">
      <style:text-properties style:font-name="Arial" officeooo:rsid="002658c5" officeooo:paragraph-rsid="002658c5"/>
    </style:style>
    <style:style style:name="P56" style:family="paragraph" style:parent-style-name="Text_20_body">
      <style:text-properties style:font-name="Arial" officeooo:rsid="002f55a7" officeooo:paragraph-rsid="002f55a7"/>
    </style:style>
    <style:style style:name="P57" style:family="paragraph" style:parent-style-name="Text_20_body">
      <style:text-properties style:font-name="Arial" officeooo:rsid="002cf25b" officeooo:paragraph-rsid="002cf25b"/>
    </style:style>
    <style:style style:name="P58" style:family="paragraph" style:parent-style-name="Text_20_body">
      <style:text-properties style:font-name="Arial" officeooo:paragraph-rsid="000aa23e"/>
    </style:style>
    <style:style style:name="P59" style:family="paragraph" style:parent-style-name="Text_20_body">
      <style:text-properties style:font-name="Arial" fo:font-size="12pt" style:font-size-asian="12pt" style:font-size-complex="12pt"/>
    </style:style>
    <style:style style:name="P60" style:family="paragraph" style:parent-style-name="Text_20_body">
      <style:text-properties style:font-name="Arial" fo:font-size="12pt" style:text-underline-style="none" fo:font-weight="normal" officeooo:rsid="00393507" officeooo:paragraph-rsid="00393507" style:font-size-asian="10.5pt" style:font-weight-asian="normal" style:font-size-complex="12pt" style:font-weight-complex="normal"/>
    </style:style>
    <style:style style:name="P61" style:family="paragraph" style:parent-style-name="Text_20_body">
      <style:text-properties style:font-name="Arial" fo:font-size="12pt" style:text-underline-style="none" fo:font-weight="normal" officeooo:rsid="003f0105" officeooo:paragraph-rsid="003f0105" style:font-size-asian="10.5pt" style:font-weight-asian="normal" style:font-size-complex="12pt" style:font-weight-complex="normal"/>
    </style:style>
    <style:style style:name="P62" style:family="paragraph" style:parent-style-name="Text_20_body">
      <style:text-properties style:font-name="Arial" officeooo:rsid="000aa23e" officeooo:paragraph-rsid="0034d9bb"/>
    </style:style>
    <style:style style:name="P63" style:family="paragraph" style:parent-style-name="Text_20_body">
      <style:text-properties style:font-name="Arial" officeooo:rsid="0034d9bb" officeooo:paragraph-rsid="0036c677"/>
    </style:style>
    <style:style style:name="P64" style:family="paragraph" style:parent-style-name="Text_20_body">
      <style:text-properties style:font-name="Courier New" fo:font-weight="normal" officeooo:rsid="002658c5" officeooo:paragraph-rsid="002658c5" style:font-weight-asian="normal" style:font-weight-complex="normal"/>
    </style:style>
    <style:style style:name="P65" style:family="paragraph" style:parent-style-name="Text_20_body">
      <style:text-properties style:font-name="Courier New" fo:font-weight="normal" officeooo:rsid="002de5cc" officeooo:paragraph-rsid="002de5cc" style:font-weight-asian="normal" style:font-weight-complex="normal"/>
    </style:style>
    <style:style style:name="P66" style:family="paragraph" style:parent-style-name="Text_20_body">
      <style:text-properties style:font-name="Courier New" fo:font-weight="normal" officeooo:rsid="000e50e4" officeooo:paragraph-rsid="0010398b" style:font-weight-asian="normal" style:font-weight-complex="normal"/>
    </style:style>
    <style:style style:name="P67" style:family="paragraph" style:parent-style-name="Text_20_body">
      <style:text-properties style:font-name="Courier New" fo:font-weight="normal" officeooo:rsid="000e50e4" officeooo:paragraph-rsid="000e50e4" style:font-weight-asian="normal" style:font-weight-complex="normal"/>
    </style:style>
    <style:style style:name="P68" style:family="paragraph" style:parent-style-name="Text_20_body">
      <style:text-properties style:font-name="Courier New" fo:font-weight="normal" officeooo:rsid="003013d8" officeooo:paragraph-rsid="003013d8" style:font-weight-asian="normal" style:font-weight-complex="normal"/>
    </style:style>
    <style:style style:name="P69" style:family="paragraph" style:parent-style-name="Text_20_body">
      <style:text-properties style:font-name="Courier New" officeooo:rsid="002658c5" officeooo:paragraph-rsid="002658c5"/>
    </style:style>
    <style:style style:name="P70" style:family="paragraph" style:parent-style-name="Text_20_body">
      <style:text-properties style:font-name="Courier New" officeooo:rsid="000b44e4" officeooo:paragraph-rsid="000b44e4"/>
    </style:style>
    <style:style style:name="P71" style:family="paragraph" style:parent-style-name="Text_20_body">
      <style:text-properties style:font-name="Courier New" officeooo:rsid="0021bfb4" officeooo:paragraph-rsid="0021bfb4"/>
    </style:style>
    <style:style style:name="P72" style:family="paragraph" style:parent-style-name="Text_20_body" style:list-style-name="L1">
      <style:text-properties style:font-name="Arial" fo:font-size="15pt" fo:font-weight="bold" officeooo:rsid="0023325b" officeooo:paragraph-rsid="00370d8d" style:font-size-asian="15pt" style:font-weight-asian="bold" style:font-size-complex="15pt" style:font-weight-complex="bold"/>
    </style:style>
    <style:style style:name="P73" style:family="paragraph" style:parent-style-name="Text_20_body" style:list-style-name="L2">
      <style:text-properties style:font-name="Arial" fo:font-weight="normal" officeooo:rsid="00313d27" officeooo:paragraph-rsid="00313d27" style:font-weight-asian="normal" style:font-weight-complex="normal"/>
    </style:style>
    <style:style style:name="P74" style:family="paragraph" style:parent-style-name="Text_20_body" style:list-style-name="L2">
      <style:text-properties style:font-name="Arial" fo:font-weight="normal" officeooo:rsid="00324c10" officeooo:paragraph-rsid="00324c10" style:font-weight-asian="normal" style:font-weight-complex="normal"/>
    </style:style>
    <style:style style:name="P75" style:family="paragraph" style:parent-style-name="Text_20_body" style:list-style-name="L1">
      <style:text-properties officeooo:rsid="00370d8d" officeooo:paragraph-rsid="00370d8d"/>
    </style:style>
    <style:style style:name="P76" style:family="paragraph" style:parent-style-name="Text_20_body">
      <style:text-properties style:font-name="Courier New" officeooo:rsid="000aa23e" officeooo:paragraph-rsid="004097e0"/>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style:font-name="Arial" fo:font-size="12pt" fo:font-style="normal" style:text-underline-style="none" fo:font-weight="normal" officeooo:rsid="0034003d"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style:font-name="Arial" fo:font-size="12pt" fo:font-style="normal" style:text-underline-style="none" fo:font-weight="normal" officeooo:rsid="0020ab15" style:text-blinking="false" fo:background-color="transparent" loext:char-shading-value="0" style:font-size-asian="12pt" style:font-size-complex="12pt"/>
    </style:style>
    <style:style style:name="T5" style:family="text">
      <style:text-properties fo:font-variant="normal" fo:text-transform="none" fo:color="#000000" style:text-line-through-style="none" style:text-line-through-type="none" style:font-name="Arial" fo:font-size="12pt" fo:font-style="normal" style:text-underline-style="none" fo:font-weight="normal" officeooo:rsid="001942bd"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style:font-name="Arial" fo:font-size="12pt" fo:font-style="normal" style:text-underline-style="none" fo:font-weight="normal" officeooo:rsid="001386d3" style:text-blinking="false" fo:background-color="transparent" loext:char-shading-value="0" style:font-size-asian="12pt" style:font-weight-asian="normal" style:font-size-complex="12pt" style:font-weight-complex="normal"/>
    </style:style>
    <style:style style:name="T7" style:family="text">
      <style:text-properties fo:font-variant="normal" fo:text-transform="none" fo:color="#000000" style:text-line-through-style="none" style:text-line-through-type="none" style:font-name="Arial" fo:font-size="12pt" fo:font-style="normal" style:text-underline-style="none" fo:font-weight="normal" officeooo:rsid="001a932f" style:text-blinking="false" fo:background-color="transparent" loext:char-shading-value="0" style:font-size-asian="12pt" style:font-weight-asian="normal" style:font-size-complex="12pt" style:font-weight-complex="normal"/>
    </style:style>
    <style:style style:name="T8" style:family="text">
      <style:text-properties fo:font-variant="normal" fo:text-transform="none" fo:color="#000000" style:text-line-through-style="none" style:text-line-through-type="none" style:font-name="Arial" fo:font-size="12pt" fo:font-style="normal" style:text-underline-style="none" fo:font-weight="normal" officeooo:rsid="001d8a1c" style:text-blinking="false" fo:background-color="transparent" loext:char-shading-value="0" style:font-size-asian="12pt" style:font-weight-asian="normal" style:font-size-complex="12pt" style:font-weight-complex="normal"/>
    </style:style>
    <style:style style:name="T9" style:family="text">
      <style:text-properties fo:font-variant="normal" fo:text-transform="none" fo:color="#000000" style:text-line-through-style="none" style:text-line-through-type="none" style:font-name="Arial" fo:font-size="12pt" style:text-underline-style="none" fo:font-weight="normal"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fo:font-weight="bold" officeooo:rsid="001386d3" style:text-blinking="false" fo:background-color="transparent" loext:char-shading-value="0" style:font-weight-asian="bold" style:font-weight-complex="bold"/>
    </style:style>
    <style:style style:name="T1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fo:font-weight="normal" officeooo:rsid="001386d3"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fo:font-weight="normal" officeooo:rsid="001942bd"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fo:font-weight="normal" officeooo:rsid="001f4206"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officeooo:rsid="0015a3b8" style:text-blinking="false" fo:background-color="transparent" loext:char-shading-value="0" style:font-weight-asian="normal" style:font-weight-complex="normal"/>
    </style:style>
    <style:style style:name="T18" style:family="text">
      <style:text-properties fo:font-variant="normal" fo:text-transform="none" fo:color="#000000" style:text-line-through-style="none" style:text-line-through-type="none" fo:font-style="normal" style:text-underline-style="none" officeooo:rsid="000e50e4" style:text-blinking="false" fo:background-color="transparent" loext:char-shading-value="0" style:font-weight-asian="normal" style:font-weight-complex="normal"/>
    </style:style>
    <style:style style:name="T19" style:family="text">
      <style:text-properties fo:font-variant="normal" fo:text-transform="none" fo:color="#000000" style:text-line-through-style="none" style:text-line-through-type="none" fo:font-style="normal" style:text-underline-style="none" officeooo:rsid="001386d3"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officeooo:rsid="001a932f"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officeooo:rsid="00124d31" style:text-blinking="false" fo:background-color="transparent" loext:char-shading-value="0"/>
    </style:style>
    <style:style style:name="T22" style:family="text">
      <style:text-properties fo:font-variant="normal" fo:text-transform="none" fo:color="#000000" style:text-line-through-style="none" style:text-line-through-type="none" style:font-name="Courier New" fo:font-style="normal" style:text-underline-style="none" fo:font-weight="normal" officeooo:rsid="001942bd" style:text-blinking="false" fo:background-color="#ffffff" loext:char-shading-value="0"/>
    </style:style>
    <style:style style:name="T23" style:family="text">
      <style:text-properties fo:font-variant="normal" fo:text-transform="none" fo:color="#000000" style:text-line-through-style="none" style:text-line-through-type="none" style:font-name="Courier New" fo:font-size="12pt" fo:font-style="normal" style:text-underline-style="none" fo:font-weight="normal" style:text-blinking="false" fo:background-color="transparent" loext:char-shading-value="0" style:font-size-asian="12pt" style:font-size-complex="12pt"/>
    </style:style>
    <style:style style:name="T24" style:family="text">
      <style:text-properties fo:font-variant="normal" fo:text-transform="none" fo:color="#000000" style:text-line-through-style="none" style:text-line-through-type="none" style:font-name="Courier New" fo:font-size="12pt" fo:font-style="normal" style:text-underline-style="none" fo:font-weight="normal" officeooo:rsid="0034003d" style:text-blinking="false" fo:background-color="transparent" loext:char-shading-value="0" style:font-size-asian="12pt" style:font-size-complex="12pt"/>
    </style:style>
    <style:style style:name="T25" style:family="text">
      <style:text-properties fo:font-variant="normal" fo:text-transform="none" fo:color="#000000" style:text-line-through-style="none" style:text-line-through-type="none" style:font-name="Courier New" fo:font-size="12pt" style:text-underline-style="none" fo:font-weight="normal" style:text-blinking="false" fo:background-color="transparent" loext:char-shading-value="0" style:font-size-asian="12pt" style:font-size-complex="12pt"/>
    </style:style>
    <style:style style:name="T26" style:family="text">
      <style:text-properties fo:font-variant="normal" fo:text-transform="none" fo:color="#1155cc" style:text-line-through-style="none" style:text-line-through-type="none" style:font-name="Arial"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27" style:family="text">
      <style:text-properties officeooo:rsid="0010398b"/>
    </style:style>
    <style:style style:name="T28" style:family="text">
      <style:text-properties officeooo:rsid="0010e157"/>
    </style:style>
    <style:style style:name="T29" style:family="text">
      <style:text-properties officeooo:rsid="001386d3"/>
    </style:style>
    <style:style style:name="T30" style:family="text">
      <style:text-properties fo:font-weight="bold" style:font-weight-asian="bold" style:font-weight-complex="bold"/>
    </style:style>
    <style:style style:name="T31" style:family="text">
      <style:text-properties fo:font-weight="bold" officeooo:rsid="00142b24" style:font-weight-asian="bold" style:font-weight-complex="bold"/>
    </style:style>
    <style:style style:name="T32" style:family="text">
      <style:text-properties fo:font-weight="bold" officeooo:rsid="000aa23e" style:font-weight-asian="bold" style:font-weight-complex="bold"/>
    </style:style>
    <style:style style:name="T33" style:family="text">
      <style:text-properties fo:font-weight="bold" officeooo:rsid="0011e7bc" style:font-weight-asian="bold" style:font-weight-complex="bold"/>
    </style:style>
    <style:style style:name="T34" style:family="text">
      <style:text-properties fo:color="#000000" style:font-name="Courier New" officeooo:rsid="001942bd"/>
    </style:style>
    <style:style style:name="T35" style:family="text">
      <style:text-properties officeooo:rsid="001c2585"/>
    </style:style>
    <style:style style:name="T36" style:family="text">
      <style:text-properties officeooo:rsid="0021bfb4"/>
    </style:style>
    <style:style style:name="T37" style:family="text">
      <style:text-properties officeooo:rsid="00247628"/>
    </style:style>
    <style:style style:name="T38" style:family="text">
      <style:text-properties officeooo:rsid="002cf25b"/>
    </style:style>
    <style:style style:name="T39" style:family="text">
      <style:text-properties fo:font-weight="normal" style:font-weight-asian="normal" style:font-weight-complex="normal"/>
    </style:style>
    <style:style style:name="T40" style:family="text">
      <style:text-properties fo:font-weight="normal" officeooo:rsid="001c2585" style:font-weight-asian="normal" style:font-weight-complex="normal"/>
    </style:style>
    <style:style style:name="T41" style:family="text">
      <style:text-properties fo:font-weight="normal" officeooo:rsid="003070f9" style:font-weight-asian="normal" style:font-weight-complex="normal"/>
    </style:style>
    <style:style style:name="T42" style:family="text">
      <style:text-properties style:font-name="Arial" fo:font-size="12pt" style:font-size-asian="12pt" style:font-size-complex="12pt"/>
    </style:style>
    <style:style style:name="T43" style:family="text">
      <style:text-properties style:font-name="Arial" fo:font-size="12pt" fo:font-weight="normal" officeooo:rsid="001a932f" style:font-size-asian="12pt" style:font-weight-asian="normal" style:font-size-complex="12pt" style:font-weight-complex="normal"/>
    </style:style>
    <style:style style:name="T44" style:family="text">
      <style:text-properties style:font-name="Arial" fo:font-size="12pt" fo:font-weight="normal" style:font-size-asian="12pt" style:font-size-complex="12pt"/>
    </style:style>
    <style:style style:name="T45" style:family="text">
      <style:text-properties style:font-name="Arial" fo:font-size="15pt" fo:font-weight="bold" style:font-size-asian="15pt" style:font-weight-asian="bold" style:font-size-complex="15pt" style:font-weight-complex="bold"/>
    </style:style>
    <style:style style:name="T46" style:family="text">
      <style:text-properties style:font-name="Arial" fo:font-size="15pt" fo:font-weight="bold" officeooo:rsid="0023325b" style:font-size-asian="15pt" style:font-weight-asian="bold" style:font-size-complex="15pt" style:font-weight-complex="bold"/>
    </style:style>
    <style:style style:name="T47" style:family="text">
      <style:text-properties style:font-name="Courier New"/>
    </style:style>
    <style:style style:name="T48" style:family="text">
      <style:text-properties style:font-name="Courier New" officeooo:rsid="0015a3b8"/>
    </style:style>
    <style:style style:name="T49" style:family="text">
      <style:text-properties style:font-name="Courier New" fo:font-size="12pt" style:font-size-asian="12pt" style:font-size-complex="12pt"/>
    </style:style>
    <style:style style:name="T50" style:family="text">
      <style:text-properties style:font-name="Courier New" officeooo:rsid="0020ab15"/>
    </style:style>
    <style:style style:name="T51" style:family="text">
      <style:text-properties style:font-name="Courier New" officeooo:rsid="003f0105"/>
    </style:style>
    <style:style style:name="T52" style:family="text">
      <style:text-properties officeooo:rsid="0034d9bb"/>
    </style:style>
    <style:style style:name="T53" style:family="text">
      <style:text-properties officeooo:rsid="0039de5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37">Seafile 4.1.2</text:span> instructions: (<text:span text:style-name="T37">Ubuntu 12.04</text:span>)</text:p>
      <text:p text:style-name="P33"/>
      <text:p text:style-name="P37">Note:</text:p>
      <text:list xml:id="list8610480178192126655" text:style-name="L1">
        <text:list-item>
          <text:p text:style-name="P72">All seafile commands must be run as root.</text:p>
        </text:list-item>
        <text:list-item>
          <text:p text:style-name="P75"><text:span text:style-name="T46">U</text:span><text:span text:style-name="T45">nless otherwise specified, commands are run from inside the duet directory.</text:span></text:p>
        </text:list-item>
      </text:list>
      <text:p text:style-name="P33"/>
      <text:p text:style-name="P58"><text:span text:style-name="T32">TO INSTALL </text:span><text:span text:style-name="T33">SEAFILE</text:span><text:span text:style-name="T32">:</text:span></text:p>
      <text:p text:style-name="P38">On server machine:</text:p>
      <text:p text:style-name="P62"><text:span text:style-name="T52">C</text:span>lone <text:span text:style-name="T52">https://github.com/gamvrosi/iris</text:span>, <text:span text:style-name="T52">rename the folder from iris to duet, checkout the seafile branch, then</text:span></text:p>
      <text:p text:style-name="P76"><text:span text:style-name="T36"><text:tab/>cd </text:span>SeaFileServer</text:p>
      <text:p text:style-name="P76"><text:span text:style-name="T36"><text:tab/>sudo </text:span>SF-server-build-install.sh</text:p>
      <text:p text:style-name="P64"><text:tab/>ls ~/SeaFileServer/seafile-data/storage/commits/</text:p>
      <text:p text:style-name="P45">there should be one folder with a long name.</text:p>
      <text:p text:style-name="P45">Log in to seahub by using</text:p>
      <text:p text:style-name="P64"><text:tab/>elinks http://&lt;IP-ADDRESS&gt;:8001</text:p>
      <text:p text:style-name="P55">and enter your email/password. Then do</text:p>
      <text:p text:style-name="P69"><text:tab/>ls ~/SeaFileServer/seafile-data/storage/commits/</text:p>
      <text:p text:style-name="P55">again and you should see two folders. The name of the new folder is the library ID, record this ID as you'll need it for the client configuration.</text:p>
      <text:p text:style-name="P39">On client machine:</text:p>
      <text:p text:style-name="P63">Clone https://github.com/gamvrosi/iris, rename the folder from iris to duet, checkout the seafile branch, then</text:p>
      <text:p text:style-name="P70"><text:span text:style-name="T36"><text:tab/>sudo</text:span> SeaFileClient/SF-client-build-install.sh</text:p>
      <text:p text:style-name="P71"><text:tab/>sudo SeaFileClient/SF-client-setup.sh</text:p>
      <text:p text:style-name="P55"/>
      <text:p text:style-name="P40">TO RECOMPILE SEAFILE AFTER MAKING CODE CHANGES:</text:p>
      <text:p text:style-name="P40">On server machine:</text:p>
      <text:p text:style-name="P65"><text:soft-page-break/><text:tab/>sudo SeaFileServer/SF-server-recompile-install.sh</text:p>
      <text:p text:style-name="P46">When asked for folders for seafile setup, leave it blank and it will use the existing configuration in the default location.</text:p>
      <text:p text:style-name="P47">Do not run <text:span text:style-name="T47">SF-server-nginx-setup.sh</text:span> again.</text:p>
      <text:p text:style-name="P40">On client machine:</text:p>
      <text:p text:style-name="P65"><text:tab/>sudo SeaFileClient/SF-client-recompile-install.sh</text:p>
      <text:p text:style-name="P56">Do not run <text:span text:style-name="T47">SF-client-setup.sh</text:span> again.</text:p>
      <text:p text:style-name="P34">Using Seafile with scripts</text:p>
      <text:p text:style-name="P41">OVERVIEW OF HOW A SYNC TEST WORKS:</text:p>
      <text:list xml:id="list4300819348623721352" text:style-name="L2">
        <text:list-item>
          <text:p text:style-name="P73">Start the client daemon, sync an empty folder on the client to the server then stop the client daemon. This time is not counted, to reduce the amount of the time taken during a test that is not related to inotify.</text:p>
        </text:list-item>
        <text:list-item>
          <text:p text:style-name="P74">Generate a set of files in the folder that we previously synced, clear the cache so they are not still in memory when the sync runs. Start timing, start the client daemon and start recording performance data. When the sync is complete (seaf-cli status reports “synchronized”), stop timing and stop recording performance data.</text:p>
        </text:list-item>
        <text:list-item>
          <text:p text:style-name="P74">Delete all of the files in the sync folder, wait for the sync to complete to ensure this repository on the server is empty. Stop the client daemon, restart the server processes and perform garbage collection on the server (otherwise seafile server keeps a history of all the deleted files).</text:p>
        </text:list-item>
      </text:list>
      <text:p text:style-name="P42">TO RUN <text:span text:style-name="T35">REGULAR SYNC </text:span>TEST <text:span text:style-name="T27">ACROSS MANY SETS OF FILES</text:span>:</text:p>
      <text:p text:style-name="P48">On client machine run:</text:p>
      <text:p text:style-name="P48"><text:span text:style-name="T47"><text:tab/>./</text:span><text:span text:style-name="T48">SF-server-remote-restart</text:span><text:span text:style-name="T47">.exp</text:span></text:p>
      <text:p text:style-name="P67"><text:tab/>./automated-test.sh</text:p>
      <text:p text:style-name="P54">WARNING: Each time the automated-test is run, it will delete the performance logs produced by the previous test if they haven't been moved <text:span text:style-name="T53">away from the default location</text:span>. The script will give you 10 seconds to cancel it before doing this.</text:p>
      <text:p text:style-name="P51">NOTE: There will be an error about “511 Unknown Service” that will repeat multiple times then be replaced by “Checking...”, this is normal and is a byproduct of making the previously daemonized seaf-daemon and ccnet processes not run as daemons.</text:p>
      <text:p text:style-name="P43">TO <text:span text:style-name="T27">PRODUCE LOGS AND GPROF OUTPUT FROM SYNCING ONE SET OF FILES</text:span>:</text:p>
      <text:p text:style-name="P49">On client machine run:</text:p>
      <text:p text:style-name="P50"><text:soft-page-break/><text:tab/><text:span text:style-name="T47">./</text:span><text:span text:style-name="T48">SF-server-remote-restart</text:span><text:span text:style-name="T47">.exp</text:span></text:p>
      <text:p text:style-name="P66"><text:tab/>./<text:span text:style-name="T28">log-and-gprof</text:span>.sh <text:span text:style-name="T38">1 &lt;number-of-files&gt; &lt;size-of-files&gt;</text:span></text:p>
      <text:p text:style-name="P52">NOTE: There will be an error about “511 Unknown Service” that will repeat multiple times then be replaced by “Checking...”, this is normal and is a byproduct of making the previously daemonized seaf-daemon and ccnet processes not run as daemons.</text:p>
      <text:p text:style-name="P57"><text:span text:style-name="T39">This will generate a set of files into SeaFileLibraries using maketree.py and then sync them with the server, producing a full set of debug logs from seafile </text:span><text:span text:style-name="T40">in ~/.ccnet/logs/&lt;TIMESTAMP&gt;</text:span><text:span text:style-name="T39"> and gprof output in </text:span><text:span text:style-name="T41">SEAFILEDIR (which is ~/ by default)</text:span></text:p>
      <text:p text:style-name="P44">TO TEST TIME TAKEN TO CONFIRM A DIRECTORY HAS ALREADY BEEN SYNCED:</text:p>
      <text:p text:style-name="P53">On client machine run:</text:p>
      <text:p text:style-name="P53"><text:tab/><text:span text:style-name="T47">./SF-server-remote-restart.exp</text:span></text:p>
      <text:p text:style-name="P68"><text:tab/>./automated-initialization-test.sh</text:p>
      <text:p text:style-name="P52">NOTE: There will be an error about “511 Unknown Service” that will repeat multiple times then be replaced by “Checking...”, this is normal and is a byproduct of making the previously daemonized seaf-daemon and ccnet processes not run as daemons.</text:p>
      <text:p text:style-name="P35">Viewing collected data:</text:p>
      <text:p text:style-name="P60"><text:tab/><text:span text:style-name="T51">~/Logs/StoredLogs/sum-all-files.sh &lt;name of directory containing <text:tab/><text:tab/><text:tab/>performance logs&gt;</text:span></text:p>
      <text:p text:style-name="P61">This will output 3 files: free-list.txt, iotop-list.txt, top-list.txt, which contain a list of the sums </text:p>
      <text:p text:style-name="P36">Using Seafile manually</text:p>
      <text:p text:style-name="P17">SERVER:</text:p>
      <text:p text:style-name="P14">To start server:</text:p>
      <text:p text:style-name="P18"><text:tab/>cd ~/SeaFileServer/seafile-server-4.1.2/</text:p>
      <text:p text:style-name="P18"><text:tab/>sudo service nginx start</text:p>
      <text:p text:style-name="P18"><text:tab/>./seafile.sh start</text:p>
      <text:p text:style-name="P18"><text:tab/>./seahub.sh start 8001</text:p>
      <text:p text:style-name="P12">To stop server:</text:p>
      <text:p text:style-name="P20"><text:tab/>cd ~/SeaFileServer/seafile-server-4.1.2/</text:p>
      <text:p text:style-name="P20"><text:tab/>./seahub.sh stop</text:p>
      <text:p text:style-name="P18"><text:tab/>./seafile.sh stop</text:p>
      <text:p text:style-name="P18"><text:tab/>sudo service nginx stop</text:p>
      <text:p text:style-name="P26"><text:span text:style-name="T10">seafile.sh start </text:span><text:span text:style-name="T16">starts the following processes:</text:span></text:p>
      <text:p text:style-name="P18">~/SeaFileServer/seafile-server-4.1.2/seafile/bin/seafile-controller</text:p>
      <text:p text:style-name="P18"><text:soft-page-break/>~/SeaFileServer/seafile-server-4.1.2/seafile/bin/ccnet-server</text:p>
      <text:p text:style-name="P18">~/SeaFileServer/seafile-server-4.1.2/seafile/bin/seaf-server</text:p>
      <text:p text:style-name="P29"><text:span text:style-name="T10">seahub.sh start 8001 </text:span><text:span text:style-name="T16">starts four instances of</text:span></text:p>
      <text:p text:style-name="P19">python2.7 ~/SeaFileServer/seafile-server-4.1.2/seahub/manage.py</text:p>
      <text:p text:style-name="P59"/>
      <text:p text:style-name="P32">CLIENT:</text:p>
      <text:p text:style-name="P12">To use seaf-cli:</text:p>
      <text:p text:style-name="P18"><text:tab/>seaf-cli start</text:p>
      <text:p text:style-name="P4"><text:span text:style-name="T23"><text:tab/>seaf-cli </text:span><text:span text:style-name="T24">sync </text:span><text:span text:style-name="T23">-l &lt;LIBRARY-ID&gt; -s http://&lt;IP ADDRESS&gt;:&lt;PORT&gt; -d <text:tab/><text:tab/><text:tab/>&lt;LOCAL LIBRARY TARGET&gt; -u </text:span><text:a xlink:type="simple" xlink:href="mailto:will.kingsford@gmail.com" text:style-name="Internet_20_link" text:visited-style-name="Visited_20_Internet_20_Link"><text:span text:style-name="T49">&lt;</text:span></text:a><text:span text:style-name="T49">USERNAME OR EMAIL&gt;</text:span><text:span text:style-name="T25"> </text:span><text:span text:style-name="T23">-p </text:span><text:span text:style-name="T24">&lt;PASSWORD&gt;</text:span></text:p>
      <text:p text:style-name="P21"><text:tab/>seaf-cli status</text:p>
      <text:p text:style-name="P21"><text:tab/>seaf-cli stop</text:p>
      <text:p text:style-name="P11"/>
      <text:p text:style-name="P1"><text:span text:style-name="T2">seaf-cli doc</text:span><text:span text:style-name="T3">umentation</text:span><text:span text:style-name="T2">: </text:span><text:a xlink:type="simple" xlink:href="https://seacloud.cc/group/3/wiki/seafile-cli-manual/" text:style-name="Internet_20_link" text:visited-style-name="Visited_20_Internet_20_Link"><text:span text:style-name="T26">https://seacloud.cc/group/3/wiki/seafile-cli-manual/</text:span></text:a><text:span text:style-name="T9"> </text:span></text:p>
      <text:p text:style-name="P59"/>
      <text:p text:style-name="P30"><text:span text:style-name="T10">seaf-cli start </text:span><text:span text:style-name="T16">starts the following processes:</text:span></text:p>
      <text:p text:style-name="P22">/usr/bin/seaf-daemon</text:p>
      <text:p text:style-name="P22">/usr/bin/ccnet</text:p>
      <text:p text:style-name="P59"/>
      <text:p text:style-name="P16">Troubleshooting:</text:p>
      <text:p text:style-name="P6"><text:span text:style-name="T31">A MESSAGE SAYING “CONNECTION REFUSED”</text:span> usually means that either seafile or seahub is not running on c157. </text:p>
      <text:p text:style-name="P13">IF <text:span text:style-name="T29">`</text:span>SEAF-CLI <text:span text:style-name="T29">STATUS`</text:span> <text:span text:style-name="T29">HANGS</text:span> ON “CONNECTING SERVER”</text:p>
      <text:p text:style-name="P31">Change the ccnet port in ccnet.conf on both machines to one that hasn't been used before.</text:p>
      <text:p text:style-name="P8">On server, located at /my/install/directory/ccnet/ccnet.conf</text:p>
      <text:p text:style-name="P8">On client, located at ~/.ccnet/ccnet.conf</text:p>
      <text:p text:style-name="P7"><text:span text:style-name="T30">I</text:span><text:span text:style-name="T31">F `SEAF-CLI STATUS` HANGS</text:span><text:span text:style-name="T30"> </text:span><text:span text:style-name="T31">ON</text:span><text:span text:style-name="T30"> </text:span><text:span text:style-name="T31">STATUS</text:span><text:span text:style-name="T30"> “</text:span><text:span text:style-name="T31">UNKNOWN</text:span><text:span text:style-name="T30">”</text:span></text:p>
      <text:p text:style-name="P23"><text:span text:style-name="T13">R</text:span><text:span text:style-name="T12">emove seaf-cli data in ~/.ccnet and ~/SeaFileClient/seafile-cli/seafile-client/ then run seaf-cli init again</text:span></text:p>
      <text:p text:style-name="P15">IF NUMBER OF INOTIFY WATCHES AVAILABLE BECOMES AN ISSUE</text:p>
      <text:p text:style-name="P24"><text:span text:style-name="T14">S</text:span><text:span text:style-name="T12">et </text:span><text:span text:style-name="T14">the system max user watches</text:span><text:span text:style-name="T12"> higher, </text:span><text:span text:style-name="T15">e.g.</text:span></text:p>
      <text:p text:style-name="P24"><text:tab/><text:span text:style-name="T34">sudo sh -c '</text:span><text:span text:style-name="T22">echo 100000 &gt; /proc/sys/fs/inotify/max_user_watches'</text:span></text:p>
      <text:p text:style-name="P9">for a temporary change or </text:p>
      <text:p text:style-name="P25"><text:tab/><text:span text:style-name="T50">sudo sh -c 'echo "fs.inotify.max_user_watches=30000" &gt;&gt; <text:tab/><text:tab/></text:span><text:soft-page-break/><text:span text:style-name="T50"><text:tab/><text:tab/>/etc/sysctl.conf' </text:span></text:p>
      <text:p text:style-name="P2"><text:span text:style-name="T4">for a permanent change, </text:span><text:span text:style-name="T2">then remove seaf-cli config files and re-run seaf-cli init. </text:span><text:span text:style-name="T5">See</text:span><text:span text:style-name="T2"> </text:span><text:a xlink:type="simple" xlink:href="https://github.com/haiwen/seafile/issues/169" text:style-name="Internet_20_link" text:visited-style-name="Visited_20_Internet_20_Link"><text:span text:style-name="T26">https://github.com/haiwen/seafile/issues/169</text:span></text:a><text:span text:style-name="T9"> </text:span></text:p>
      <text:p text:style-name="P59"/>
      <text:p text:style-name="P27"><text:span text:style-name="T16">The sync will slow down over time, this is caused by seafile server archiving deleted files. Run ~/SeaFileServer/seafile-server-4.1.2/seaf-gc.sh</text:span><text:span text:style-name="T1"> </text:span><text:span text:style-name="T16">on c157 to remove these files and fix this problem. </text:span><text:span text:style-name="T17">SF-server-remote-restart</text:span><text:span text:style-name="T18">.exp</text:span><text:span text:style-name="T1"> </text:span><text:span text:style-name="T16">will run this from c158, as well as restarting the server using restart-seafile-server.sh. </text:span><text:span text:style-name="T11">Note that the existing test scripts already do this.</text:span></text:p>
      <text:p text:style-name="P27"/>
      <text:p text:style-name="P28"><text:span text:style-name="T19">For issues not specifically mentioned here, first </text:span><text:span text:style-name="T20">m</text:span><text:span text:style-name="T16">ake sure to </text:span><text:span text:style-name="T21">check for any seafile-related processes that haven't been closed by the normal scripts and kill them. </text:span><text:span text:style-name="T19">This can happen when seaf-cli start is done more than once in a row without seaf-cli stop in between.</text:span></text:p>
      <text:p text:style-name="P10"/>
      <text:p text:style-name="P3"><text:span text:style-name="T6">I</text:span><text:span text:style-name="T7">f none of this solves the issue, the support forum is found at </text:span><text:a xlink:type="simple" xlink:href="https://forum.seafile-server.org/" text:style-name="Internet_20_link" text:visited-style-name="Visited_20_Internet_20_Link"><text:span text:style-name="T43">https://forum.seafile-server.org/</text:span></text:a><text:span text:style-name="T8"> </text:span><text:span text:style-name="T44"><text:line-break/></text:span><text:span text:style-name="T42"><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6T17:47:13.267983920</meta:creation-date>
    <dc:date>2015-10-12T15:24:50.453199310</dc:date>
    <meta:editing-duration>PT4H25M40S</meta:editing-duration>
    <meta:editing-cycles>59</meta:editing-cycles>
    <meta:generator>LibreOffice/4.4.2.2$Linux_X86_64 LibreOffice_project/40m0$Build-2</meta:generator>
    <meta:document-statistic meta:table-count="0" meta:image-count="0" meta:object-count="0" meta:page-count="5" meta:paragraph-count="98" meta:word-count="931" meta:character-count="6729" meta:non-whitespace-character-count="5852"/>
  </office:meta>
</office:document-meta>
</file>